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? Lernzettel: Bildkonvertierung in Python mit Tkinter und Pillow (Einsteigerfreundlich)</text:h>
      <text:h text:style-name="Heading_20_2" text:outline-level="2">✨ Ziel des Projekts</text:h>
      <text:p text:style-name="Text_20_body">Ein Programm, das Bilder in ein anderes Format (z. B. JPG → PNG) konvertiert, dabei den Fortschritt mit einer Fortschrittsanzeige (Progressbar) zeigt und die Benutzereingaben über eine grafische Oberfläche (GUI mit Tkinter) abfragt.</text:p>
      <text:p text:style-name="Horizontal_20_Line"/>
      <text:h text:style-name="Heading_20_2" text:outline-level="2">✅ Fehler &amp; Lösungen Schritt-für-Schritt</text:h>
      <text:h text:style-name="Heading_20_3" text:outline-level="3">1. <text:span text:style-name="Strong_20_Emphasis">Widget vs. Wert</text:span></text:h>
      <text:p text:style-name="Text_20_body"><text:span text:style-name="Strong_20_Emphasis">Fehler:</text:span></text:p>
      <text:p text:style-name="P2"><text:span text:style-name="Source_20_Text">Error while converting image: argument 1 must be str, not Combobox</text:span></text:p>
      <text:p text:style-name="Text_20_body"><text:span text:style-name="Strong_20_Emphasis">Ursache:</text:span> Du hast das ganze Widget übergeben, nicht den Textwert daraus.</text:p>
      <text:p text:style-name="Text_20_body"><text:span text:style-name="Strong_20_Emphasis">Lösung:</text:span></text:p>
      <text:p text:style-name="P2"><text:span text:style-name="Source_20_Text">img_format = self.img_combobox.get() <text:s/># Richtig</text:span></text:p>
      <text:p text:style-name="Text_20_body"><text:span text:style-name="Strong_20_Emphasis">Beispiel:</text:span></text:p>
      <text:p text:style-name="Preformatted_20_Text"><text:span text:style-name="Source_20_Text"># Falsch:</text:span></text:p>
      <text:p text:style-name="Preformatted_20_Text"><text:span text:style-name="Source_20_Text">img_combobox.strip().lower()</text:span></text:p>
      <text:p text:style-name="Preformatted_20_Text"/>
      <text:p text:style-name="Preformatted_20_Text"><text:span text:style-name="Source_20_Text"># Richtig:</text:span></text:p>
      <text:p text:style-name="P2"><text:span text:style-name="Source_20_Text">self.img_combobox.get().strip().lower()</text:span></text:p>
      <text:p text:style-name="Horizontal_20_Line"/>
      <text:h text:style-name="Heading_20_3" text:outline-level="3">2. <text:span text:style-name="Strong_20_Emphasis">Methoden brauchen Parameter</text:span></text:h>
      <text:p text:style-name="Text_20_body"><text:span text:style-name="Strong_20_Emphasis">Fehler:</text:span></text:p>
      <text:p text:style-name="P2"><text:span text:style-name="Source_20_Text">TypeError: convert_image() takes 1 positional argument but 10 were given</text:span></text:p>
      <text:p text:style-name="Text_20_body"><text:span text:style-name="Strong_20_Emphasis">Ursache:</text:span> Die Methode war so definiert:</text:p>
      <text:p text:style-name="P2"><text:span text:style-name="Source_20_Text">def convert_image(self):</text:span></text:p>
      <text:p text:style-name="Text_20_body">Aber es wurden 10 Werte übergeben.</text:p>
      <text:p text:style-name="Text_20_body"><text:span text:style-name="Strong_20_Emphasis">Lösung:</text:span><text:line-break/>Die Methode so definieren:</text:p>
      <text:p text:style-name="P2"><text:span text:style-name="Source_20_Text">def convert_image(self, file, target_folder, img_format, dpi, img_mode, img_metadata, progressbar, percent_label, root):</text:span></text:p>
      <text:p text:style-name="Horizontal_20_Line"/>
      <text:h text:style-name="Heading_20_3" text:outline-level="3"><text:soft-page-break/>3. <text:span text:style-name="Strong_20_Emphasis">Progressbar- und Label-Werte korrekt nutzen</text:span></text:h>
      <text:p text:style-name="Text_20_body"><text:span text:style-name="Strong_20_Emphasis">Fehler:</text:span></text:p>
      <text:p text:style-name="P2"><text:span text:style-name="Source_20_Text">NameError: name 'progress' is not defined</text:span></text:p>
      <text:p text:style-name="Text_20_body"><text:span text:style-name="Strong_20_Emphasis">Lösung:</text:span><text:line-break/>Du musst den Fortschrittsbalken mit <text:span text:style-name="Source_20_Text">self.</text:span> speichern:</text:p>
      <text:p text:style-name="P2"><text:span text:style-name="Source_20_Text">self.progress = ttk.Progressbar(...)</text:span></text:p>
      <text:p text:style-name="Text_20_body">Und auch übergeben:</text:p>
      <text:p text:style-name="P2"><text:span text:style-name="Source_20_Text">self.progress, self.percent_label</text:span></text:p>
      <text:p text:style-name="Text_20_body">In der Methode verwendest du sie so:</text:p>
      <text:p text:style-name="Preformatted_20_Text"><text:span text:style-name="Source_20_Text">progressbar["value"] = 50</text:span></text:p>
      <text:p text:style-name="P2"><text:span text:style-name="Source_20_Text">percent_label.config(text="50%")</text:span></text:p>
      <text:p text:style-name="Horizontal_20_Line"/>
      <text:h text:style-name="Heading_20_3" text:outline-level="3">4. <text:span text:style-name="Strong_20_Emphasis">Pfad statt Button übergeben</text:span></text:h>
      <text:p text:style-name="Text_20_body"><text:span text:style-name="Strong_20_Emphasis">Fehler:</text:span></text:p>
      <text:p text:style-name="P2"><text:span text:style-name="Source_20_Text">Error while converting image: expected str, not Button</text:span></text:p>
      <text:p text:style-name="Text_20_body"><text:span text:style-name="Strong_20_Emphasis">Ursache:</text:span> Du hast <text:span text:style-name="Source_20_Text">target_folder = ttk.Button(...)</text:span> gemacht und diesen Button weitergegeben.</text:p>
      <text:p text:style-name="Text_20_body"><text:span text:style-name="Strong_20_Emphasis">Lösung:</text:span><text:line-break/>Pfad richtig speichern:</text:p>
      <text:p text:style-name="P2"><text:span text:style-name="Source_20_Text">self.target_folder = tkinter.filedialog.askdirectory()</text:span></text:p>
      <text:p text:style-name="Text_20_body">Und später übergeben:</text:p>
      <text:p text:style-name="P2"><text:span text:style-name="Source_20_Text">self.target_folder</text:span></text:p>
      <text:p text:style-name="Horizontal_20_Line"/>
      <text:h text:style-name="Heading_20_3" text:outline-level="3">5. <text:span text:style-name="Strong_20_Emphasis">Methodenaufrufe auf Objekt, nicht Klasse</text:span></text:h>
      <text:p text:style-name="Text_20_body"><text:span text:style-name="Strong_20_Emphasis">Fehler:</text:span></text:p>
      <text:p text:style-name="P2"><text:span text:style-name="Source_20_Text">convert_image() got an unexpected keyword argument</text:span></text:p>
      <text:p text:style-name="Text_20_body"><text:span text:style-name="Strong_20_Emphasis">Ursache:</text:span> Du hast die Methode auf der Klasse statt auf einem Objekt aufgerufen.</text:p>
      <text:p text:style-name="Text_20_body"><text:span text:style-name="Strong_20_Emphasis">Lösung:</text:span></text:p>
      <text:p text:style-name="Preformatted_20_Text"><text:span text:style-name="Source_20_Text">ConvertImage = FileConverter.ImageConverter() <text:s/># Objekt erstellen</text:span></text:p>
      <text:p text:style-name="P2"><text:span text:style-name="Source_20_Text">ConvertImage.convert_image(...) <text:s/># Dann funktioniert's</text:span></text:p>
      <text:p text:style-name="Horizontal_20_Line"/>
      <text:h text:style-name="Heading_20_3" text:outline-level="3">6. <text:span text:style-name="Strong_20_Emphasis">img_format richtig bereinigen</text:span></text:h>
      <text:p text:style-name="Text_20_body"><text:span text:style-name="Strong_20_Emphasis">Beispiel:</text:span> Wenn aus einer Combobox <text:span text:style-name="Source_20_Text">.jpeg</text:span> oder <text:span text:style-name="Source_20_Text">.png</text:span> kommt, musst du das für Pillow <text:soft-page-break/>bereinigen:</text:p>
      <text:p text:style-name="P2"><text:span text:style-name="Source_20_Text">format_clean = img_format.replace(".", "").strip().upper()</text:span></text:p>
      <text:p text:style-name="Horizontal_20_Line"/>
      <text:h text:style-name="Heading_20_3" text:outline-level="3">7. <text:span text:style-name="Strong_20_Emphasis">DPI korrekt als Zahl/Tupel übergeben</text:span></text:h>
      <text:p text:style-name="Text_20_body"><text:span text:style-name="Strong_20_Emphasis">Fehler:</text:span></text:p>
      <text:p text:style-name="P2"><text:span text:style-name="Source_20_Text">unsupported operand type(s) for /: 'str' and 'float'</text:span></text:p>
      <text:p text:style-name="Text_20_body"><text:span text:style-name="Strong_20_Emphasis">Lösung:</text:span></text:p>
      <text:p text:style-name="Preformatted_20_Text"><text:span text:style-name="Source_20_Text">dpi_int = int(dpi)</text:span></text:p>
      <text:p text:style-name="Preformatted_20_Text"><text:span text:style-name="Source_20_Text">dpi_value = (dpi_int, dpi_int)</text:span></text:p>
      <text:p text:style-name="Preformatted_20_Text"><text:span text:style-name="Source_20_Text">...</text:span></text:p>
      <text:p text:style-name="P2"><text:span text:style-name="Source_20_Text">self.img.save(..., dpi=dpi_value)</text:span></text:p>
      <text:p text:style-name="Horizontal_20_Line"/>
      <text:h text:style-name="Heading_20_3" text:outline-level="3">8. <text:span text:style-name="Strong_20_Emphasis">Bildmodus passend zum Format setzen</text:span></text:h>
      <text:p text:style-name="Text_20_body">Pillow mag nicht alle Kombinationen (z. B. kein RGBA für JPG).</text:p>
      <text:p text:style-name="Text_20_body"><text:span text:style-name="Strong_20_Emphasis">Beispiel:</text:span></text:p>
      <text:p text:style-name="Preformatted_20_Text"><text:span text:style-name="Source_20_Text">if format_clean == "PNG":</text:span></text:p>
      <text:p text:style-name="Preformatted_20_Text"><text:span text:style-name="Source_20_Text"><text:s text:c="4"/>self.img = self.img.convert("RGBA")</text:span></text:p>
      <text:p text:style-name="Preformatted_20_Text"><text:span text:style-name="Source_20_Text">elif format_clean in ["JPEG", "JPG", "WEBP", "BMP"]:</text:span></text:p>
      <text:p text:style-name="P2"><text:span text:style-name="Source_20_Text"><text:s text:c="4"/>self.img = self.img.convert("RGB")</text:span></text:p>
      <text:p text:style-name="Horizontal_20_Line"/>
      <text:h text:style-name="Heading_20_2" text:outline-level="2">✨ Bonus: Progressbar-Update</text:h>
      <text:p text:style-name="Text_20_body">Immer wenn ein Schritt abgeschlossen ist:</text:p>
      <text:p text:style-name="Preformatted_20_Text"><text:span text:style-name="Source_20_Text">progressbar["value"] = 50</text:span></text:p>
      <text:p text:style-name="Preformatted_20_Text"><text:span text:style-name="Source_20_Text">percent_label.config(text="50%")</text:span></text:p>
      <text:p text:style-name="P2"><text:span text:style-name="Source_20_Text">root.update_idletasks() <text:s/># Damit es direkt sichtbar wird</text:span></text:p>
      <text:p text:style-name="Horizontal_20_Line"/>
      <text:h text:style-name="Heading_20_2" text:outline-level="2">✅ Endergebnis</text:h>
      <text:p text:style-name="Text_20_body">Du kannst jetzt:</text:p>
      <text:list xml:id="list3082869793079012566" text:style-name="L1">
        <text:list-item>
          <text:p text:style-name="P1">eine Bilddatei auswählen</text:p>
        </text:list-item>
        <text:list-item>
          <text:p text:style-name="P1">einen Zielordner setzen</text:p>
        </text:list-item>
        <text:list-item>
          <text:p text:style-name="P1">das Format, die Auflösung (DPI), Metadaten und Bildmodus bestimmen</text:p>
        </text:list-item>
        <text:list-item>
          <text:p text:style-name="P1">Fortschritt und Prozent sehen</text:p>
        </text:list-item>
        <text:list-item>
          <text:p text:style-name="P1">saubere Fehlerbehandlung erhalten</text:p>
        </text:list-item>
      </text:list>
      <text:p text:style-name="Text_20_body">? Klasse gemacht! Du bist bereit für mehr ✨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1$Win32 OpenOffice.org_project/4111m1$Build-9808</meta:generator>
    <dc:date>2025-06-01T16:07:43.52</dc:date>
    <meta:document-statistic meta:table-count="0" meta:image-count="0" meta:object-count="0" meta:page-count="4" meta:paragraph-count="79" meta:word-count="395" meta:character-count="3057"/>
    <meta:user-defined meta:name="Info 1"/>
    <meta:user-defined meta:name="Info 2"/>
    <meta:user-defined meta:name="Info 3"/>
    <meta:user-defined meta:name="Info 4"/>
  </office:meta>
</office:document-meta>
</file>